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" svg:font-family="JetBrainsMono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Mono NF"/>
    </style:style>
    <style:style style:name="P2" style:family="paragraph" style:parent-style-name="Standard">
      <style:text-properties style:font-name="JetBrainsMono NF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t [windowSize, setWindowSize] = useState&lt;number&gt;(1);</text:p>
      <text:p text:style-name="P2"><text:tab/>const [transmitterFrames, setTransmitterFrames] = useState&lt;FrameT[]&gt;([]);</text:p>
      <text:p text:style-name="P2"><text:tab/>const [receiverFrames, setReceiverFrames] = useState&lt;FrameT[]&gt;([]);</text:p>
      <text:p text:style-name="P2"><text:tab/>const [[windowStart, windowEnd], setWindow] = useState&lt;[number, number]&gt;([</text:p>
      <text:p text:style-name="P2"><text:tab/><text:tab/>0, 0,</text:p>
      <text:p text:style-name="P2"><text:tab/>]);</text:p>
      <text:p text:style-name="P2"/>
      <text:p text:style-name="P2"><text:tab/>const [logContent, setLogContent] = useState&lt;string[]&gt;([]);</text:p>
      <text:p text:style-name="P2"/>
      <text:p text:style-name="P2"><text:tab/>const resetSim = () =&gt; {</text:p>
      <text:p text:style-name="P2"><text:tab/><text:tab/>setWindowSize(1);</text:p>
      <text:p text:style-name="P2"><text:tab/><text:tab/>setWindow([0, 1]);</text:p>
      <text:p text:style-name="P2"><text:tab/><text:tab/>setTransmitterFrames([]);</text:p>
      <text:p text:style-name="P2"><text:tab/><text:tab/>setReceiverFrames([]);</text:p>
      <text:p text:style-name="P2"><text:tab/><text:tab/>setLogContent(["Reset!"]);</text:p>
      <text:p text:style-name="P2"><text:tab/>};</text:p>
      <text:p text:style-name="P2"/>
      <text:p text:style-name="P2"><text:tab/>const addTransmitterFrame = () =&gt; {</text:p>
      <text:p text:style-name="P2"><text:tab/><text:tab/>let frameData = {</text:p>
      <text:p text:style-name="P2"><text:tab/><text:tab/><text:tab/>ackReceived: false,</text:p>
      <text:p text:style-name="P2"><text:tab/><text:tab/><text:tab/>frameType: FrameType.DAT,</text:p>
      <text:p text:style-name="P2"><text:tab/><text:tab/><text:tab/>sequenceNumber: transmitterFrames.length,</text:p>
      <text:p text:style-name="P2"><text:tab/><text:tab/>};</text:p>
      <text:p text:style-name="P2"><text:tab/><text:tab/>setTransmitterFrames((prevFrames) =&gt; {</text:p>
      <text:p text:style-name="P2"><text:tab/><text:tab/><text:tab/>return [...prevFrames, frameData];</text:p>
      <text:p text:style-name="P2"><text:tab/><text:tab/>});</text:p>
      <text:p text:style-name="P2"><text:tab/><text:tab/>setLogContent((prevContent) =&gt; {</text:p>
      <text:p text:style-name="P2"><text:tab/><text:tab/><text:tab/>return [</text:p>
      <text:p text:style-name="P2"><text:tab/><text:tab/><text:tab/><text:tab/>...prevContent,</text:p>
      <text:p text:style-name="P2"><text:tab/><text:tab/><text:tab/><text:tab/>`Transmitter transmitted frame with Sequence No ${frameData.sequenceNumber}`,</text:p>
      <text:p text:style-name="P2"><text:tab/><text:tab/><text:tab/>];</text:p>
      <text:p text:style-name="P2"><text:tab/><text:tab/>});</text:p>
      <text:p text:style-name="P2"/>
      <text:p text:style-name="P2"><text:tab/><text:tab/>return frameData;</text:p>
      <text:p text:style-name="P2"><text:tab/>};</text:p>
      <text:p text:style-name="P2"/>
      <text:p text:style-name="P2"><text:tab/>const slideWindowForward = () =&gt; {</text:p>
      <text:p text:style-name="P2"><text:tab/><text:tab/>setWindow(([prevWindowStart, prevWindowEnd]) =&gt; {</text:p>
      <text:p text:style-name="P2"><text:tab/><text:tab/><text:tab/>return [prevWindowStart + 1, prevWindowEnd + 1];</text:p>
      <text:p text:style-name="P2"><text:tab/><text:tab/>});</text:p>
      <text:p text:style-name="P2"><text:tab/>};</text:p>
      <text:p text:style-name="P2"/>
      <text:p text:style-name="P2"><text:tab/>const acknowledgeFrame = (frameNo: FrameT["sequenceNumber"]) =&gt; {</text:p>
      <text:p text:style-name="P2"><text:tab/><text:tab/>if (frameNo &lt; windowStart || frameNo &gt;= windowEnd) {</text:p>
      <text:p text:style-name="P2"><text:tab/><text:tab/><text:tab/>return;</text:p>
      <text:p text:style-name="P2"><text:tab/><text:tab/>}</text:p>
      <text:p text:style-name="P2"><text:tab/><text:tab/>const allPreviousTransmittedFramesAck = transmitterFrames.every(</text:p>
      <text:p text:style-name="P2"><text:tab/><text:tab/><text:tab/>(transmitFrame) =&gt; {</text:p>
      <text:p text:style-name="P2"><text:tab/><text:tab/><text:tab/><text:tab/>const { sequenceNumber, ackReceived } = transmitFrame;</text:p>
      <text:p text:style-name="P2"><text:tab/><text:tab/><text:tab/><text:tab/>if (sequenceNumber &lt; windowStart) {</text:p>
      <text:p text:style-name="P2"><text:tab/><text:tab/><text:tab/><text:tab/><text:tab/>return true;</text:p>
      <text:p text:style-name="P2"><text:tab/><text:tab/><text:tab/><text:tab/>}</text:p>
      <text:p text:style-name="P2"><text:tab/><text:tab/><text:tab/><text:tab/>return ackReceived;</text:p>
      <text:p text:style-name="P2"><text:tab/><text:tab/><text:tab/>}</text:p>
      <text:p text:style-name="P2"><text:tab/><text:tab/>);</text:p>
      <text:p text:style-name="P2"><text:tab/><text:tab/>if (!allPreviousTransmittedFramesAck) {</text:p>
      <text:p text:style-name="P2"><text:tab/><text:tab/><text:tab/>// Retransmit all previous frames</text:p>
      <text:p text:style-name="P2"><text:tab/><text:tab/><text:tab/>const nonAckFrames = transmitterFrames.filter((transmitFrame) =&gt; {</text:p>
      <text:p text:style-name="P2"><text:tab/><text:tab/><text:tab/><text:tab/>const { sequenceNumber } = transmitFrame;</text:p>
      <text:p text:style-name="P2"><text:tab/><text:tab/><text:tab/><text:tab/>return (</text:p>
      <text:p text:style-name="P2"><text:tab/><text:tab/><text:tab/><text:tab/><text:tab/>sequenceNumber &lt; frameNo &amp;&amp; sequenceNumber &gt;= windowStart</text:p>
      <text:p text:style-name="P2"><text:tab/><text:tab/><text:tab/><text:tab/>);</text:p>
      <text:p text:style-name="P2"><text:tab/><text:tab/><text:tab/>});</text:p>
      <text:p text:style-name="P2"><text:soft-page-break/></text:p>
      <text:p text:style-name="P2"><text:tab/><text:tab/><text:tab/>setTransmitterFrames((prevFrames) =&gt; {</text:p>
      <text:p text:style-name="P2"><text:tab/><text:tab/><text:tab/><text:tab/>return [</text:p>
      <text:p text:style-name="P2"><text:tab/><text:tab/><text:tab/><text:tab/><text:tab/>...prevFrames,</text:p>
      <text:p text:style-name="P2"><text:tab/><text:tab/><text:tab/><text:tab/><text:tab/>...nonAckFrames.map((nonAckFrame, frameIdx) =&gt; {</text:p>
      <text:p text:style-name="P2"><text:tab/><text:tab/><text:tab/><text:tab/><text:tab/><text:tab/>setLogContent((prevLog) =&gt; {</text:p>
      <text:p text:style-name="P2"><text:tab/><text:tab/><text:tab/><text:tab/><text:tab/><text:tab/><text:tab/>return [</text:p>
      <text:p text:style-name="P2"><text:tab/><text:tab/><text:tab/><text:tab/><text:tab/><text:tab/><text:tab/><text:tab/>...prevLog,</text:p>
      <text:p text:style-name="P2"><text:tab/><text:tab/><text:tab/><text:tab/><text:tab/><text:tab/><text:tab/><text:tab/>...nonAckFrames.map(() =&gt; {</text:p>
      <text:p text:style-name="P2"><text:tab/><text:tab/><text:tab/><text:tab/><text:tab/><text:tab/><text:tab/><text:tab/><text:tab/>return `Retransmit frame ${</text:p>
      <text:p text:style-name="P2"><text:tab/><text:tab/><text:tab/><text:tab/><text:tab/><text:tab/><text:tab/><text:tab/><text:tab/><text:tab/>nonAckFrame.sequenceNumber</text:p>
      <text:p text:style-name="P2"><text:tab/><text:tab/><text:tab/><text:tab/><text:tab/><text:tab/><text:tab/><text:tab/><text:tab/>} as frame ${prevFrames.length + frameIdx}`;</text:p>
      <text:p text:style-name="P2"><text:tab/><text:tab/><text:tab/><text:tab/><text:tab/><text:tab/><text:tab/><text:tab/>}),</text:p>
      <text:p text:style-name="P2"><text:tab/><text:tab/><text:tab/><text:tab/><text:tab/><text:tab/><text:tab/>];</text:p>
      <text:p text:style-name="P2"><text:tab/><text:tab/><text:tab/><text:tab/><text:tab/><text:tab/>});</text:p>
      <text:p text:style-name="P2"><text:tab/><text:tab/><text:tab/><text:tab/><text:tab/><text:tab/>return {</text:p>
      <text:p text:style-name="P2"><text:tab/><text:tab/><text:tab/><text:tab/><text:tab/><text:tab/><text:tab/>...nonAckFrame,</text:p>
      <text:p text:style-name="P2"><text:tab/><text:tab/><text:tab/><text:tab/><text:tab/><text:tab/><text:tab/>sequenceNumber: prevFrames.length + frameIdx,</text:p>
      <text:p text:style-name="P2"><text:tab/><text:tab/><text:tab/><text:tab/><text:tab/><text:tab/><text:tab/>ackReceived: false,</text:p>
      <text:p text:style-name="P2"><text:tab/><text:tab/><text:tab/><text:tab/><text:tab/><text:tab/><text:tab/>reTransmit: nonAckFrame.sequenceNumber,</text:p>
      <text:p text:style-name="P2"><text:tab/><text:tab/><text:tab/><text:tab/><text:tab/><text:tab/>};</text:p>
      <text:p text:style-name="P2"><text:tab/><text:tab/><text:tab/><text:tab/><text:tab/>}),</text:p>
      <text:p text:style-name="P2"><text:tab/><text:tab/><text:tab/><text:tab/>];</text:p>
      <text:p text:style-name="P2"><text:tab/><text:tab/><text:tab/>});</text:p>
      <text:p text:style-name="P2"><text:tab/><text:tab/><text:tab/>setReceiverFrames((prevFrames) =&gt; {</text:p>
      <text:p text:style-name="P2"><text:tab/><text:tab/><text:tab/><text:tab/>return [</text:p>
      <text:p text:style-name="P2"><text:tab/><text:tab/><text:tab/><text:tab/><text:tab/>...prevFrames,</text:p>
      <text:p text:style-name="P2"><text:tab/><text:tab/><text:tab/><text:tab/><text:tab/>...nonAckFrames.map((nonAckFrame, frameIdx) =&gt; {</text:p>
      <text:p text:style-name="P2"><text:tab/><text:tab/><text:tab/><text:tab/><text:tab/><text:tab/>setLogContent((prevLog) =&gt; {</text:p>
      <text:p text:style-name="P2"><text:tab/><text:tab/><text:tab/><text:tab/><text:tab/><text:tab/><text:tab/>return [</text:p>
      <text:p text:style-name="P2"><text:tab/><text:tab/><text:tab/><text:tab/><text:tab/><text:tab/><text:tab/><text:tab/>...prevLog,</text:p>
      <text:p text:style-name="P2"><text:tab/><text:tab/><text:tab/><text:tab/><text:tab/><text:tab/><text:tab/><text:tab/>...nonAckFrames.map(() =&gt; {</text:p>
      <text:p text:style-name="P2"><text:tab/><text:tab/><text:tab/><text:tab/><text:tab/><text:tab/><text:tab/><text:tab/><text:tab/>return `Re-Receive frame ${</text:p>
      <text:p text:style-name="P2"><text:tab/><text:tab/><text:tab/><text:tab/><text:tab/><text:tab/><text:tab/><text:tab/><text:tab/><text:tab/>nonAckFrame.sequenceNumber</text:p>
      <text:p text:style-name="P2"><text:tab/><text:tab/><text:tab/><text:tab/><text:tab/><text:tab/><text:tab/><text:tab/><text:tab/>} as frame ${prevFrames.length + frameIdx}`;</text:p>
      <text:p text:style-name="P2"><text:tab/><text:tab/><text:tab/><text:tab/><text:tab/><text:tab/><text:tab/><text:tab/>}),</text:p>
      <text:p text:style-name="P2"><text:tab/><text:tab/><text:tab/><text:tab/><text:tab/><text:tab/><text:tab/>];</text:p>
      <text:p text:style-name="P2"><text:tab/><text:tab/><text:tab/><text:tab/><text:tab/><text:tab/>});</text:p>
      <text:p text:style-name="P2"><text:tab/><text:tab/><text:tab/><text:tab/><text:tab/><text:tab/>return {</text:p>
      <text:p text:style-name="P2"><text:tab/><text:tab/><text:tab/><text:tab/><text:tab/><text:tab/><text:tab/>...nonAckFrame,</text:p>
      <text:p text:style-name="P2"><text:tab/><text:tab/><text:tab/><text:tab/><text:tab/><text:tab/><text:tab/>sequenceNumber: prevFrames.length + frameIdx,</text:p>
      <text:p text:style-name="P2"><text:tab/><text:tab/><text:tab/><text:tab/><text:tab/><text:tab/><text:tab/>ackReceived: false,</text:p>
      <text:p text:style-name="P2"><text:tab/><text:tab/><text:tab/><text:tab/><text:tab/><text:tab/><text:tab/>reTransmit: nonAckFrame.sequenceNumber,</text:p>
      <text:p text:style-name="P2"><text:tab/><text:tab/><text:tab/><text:tab/><text:tab/><text:tab/>};</text:p>
      <text:p text:style-name="P2"><text:tab/><text:tab/><text:tab/><text:tab/><text:tab/>}),</text:p>
      <text:p text:style-name="P2"><text:tab/><text:tab/><text:tab/><text:tab/>];</text:p>
      <text:p text:style-name="P2"><text:tab/><text:tab/><text:tab/>});</text:p>
      <text:p text:style-name="P2"><text:tab/><text:tab/>}</text:p>
      <text:p text:style-name="P2"><text:tab/><text:tab/>setReceiverFrames((prevFrames) =&gt; {</text:p>
      <text:p text:style-name="P2"><text:tab/><text:tab/><text:tab/>return prevFrames.map((frame) =&gt; {</text:p>
      <text:p text:style-name="P2"><text:tab/><text:tab/><text:tab/><text:tab/>if (frame.sequenceNumber === frameNo) {</text:p>
      <text:p text:style-name="P2"><text:tab/><text:tab/><text:tab/><text:tab/><text:tab/>setLogContent((prevLog) =&gt; {</text:p>
      <text:p text:style-name="P2"><text:tab/><text:tab/><text:tab/><text:tab/><text:tab/><text:tab/>return [</text:p>
      <text:p text:style-name="P2"><text:tab/><text:tab/><text:tab/><text:tab/><text:tab/><text:tab/><text:tab/>...prevLog,</text:p>
      <text:p text:style-name="P2"><text:tab/><text:tab/><text:tab/><text:tab/><text:tab/><text:tab/><text:tab/>`Receiver sent acknowledgement for frame ${frameNo}`,</text:p>
      <text:p text:style-name="P2"><text:tab/><text:tab/><text:tab/><text:tab/><text:tab/><text:tab/>];</text:p>
      <text:p text:style-name="P2"><text:tab/><text:tab/><text:tab/><text:tab/><text:tab/>});</text:p>
      <text:p text:style-name="P2"><text:tab/><text:tab/><text:tab/><text:tab/><text:tab/>return { ...frame, ackReceived: true };</text:p>
      <text:p text:style-name="P2"><text:tab/><text:tab/><text:tab/><text:tab/>}</text:p>
      <text:p text:style-name="P2"><text:tab/><text:tab/><text:tab/><text:tab/>return frame;</text:p>
      <text:p text:style-name="P2"><text:tab/><text:tab/><text:tab/>});</text:p>
      <text:p text:style-name="P2"><text:soft-page-break/><text:tab/><text:tab/>});</text:p>
      <text:p text:style-name="P2"><text:tab/><text:tab/>setTransmitterFrames((prevFrames) =&gt; {</text:p>
      <text:p text:style-name="P2"><text:tab/><text:tab/><text:tab/>return prevFrames.map((frame) =&gt; {</text:p>
      <text:p text:style-name="P2"><text:tab/><text:tab/><text:tab/><text:tab/>if (frame.sequenceNumber === frameNo) {</text:p>
      <text:p text:style-name="P2"><text:tab/><text:tab/><text:tab/><text:tab/><text:tab/>setLogContent((prevLog) =&gt; {</text:p>
      <text:p text:style-name="P2"><text:tab/><text:tab/><text:tab/><text:tab/><text:tab/><text:tab/>return [</text:p>
      <text:p text:style-name="P2"><text:tab/><text:tab/><text:tab/><text:tab/><text:tab/><text:tab/><text:tab/>...prevLog,</text:p>
      <text:p text:style-name="P2"><text:tab/><text:tab/><text:tab/><text:tab/><text:tab/><text:tab/><text:tab/>`Transmitter received acknowledgement for frame ${frameNo}`,</text:p>
      <text:p text:style-name="P2"><text:tab/><text:tab/><text:tab/><text:tab/><text:tab/><text:tab/>];</text:p>
      <text:p text:style-name="P2"><text:tab/><text:tab/><text:tab/><text:tab/><text:tab/>});</text:p>
      <text:p text:style-name="P2"><text:tab/><text:tab/><text:tab/><text:tab/><text:tab/>return { ...frame, ackReceived: true };</text:p>
      <text:p text:style-name="P2"><text:tab/><text:tab/><text:tab/><text:tab/>}</text:p>
      <text:p text:style-name="P2"><text:tab/><text:tab/><text:tab/><text:tab/>return frame;</text:p>
      <text:p text:style-name="P2"><text:tab/><text:tab/><text:tab/>});</text:p>
      <text:p text:style-name="P2"><text:tab/><text:tab/>});</text:p>
      <text:p text:style-name="P2"><text:tab/><text:tab/>slideWindowForward();</text:p>
      <text:p text:style-name="P2"><text:tab/>};</text:p>
      <text:p text:style-name="P2"/>
      <text:p text:style-name="P2"><text:tab/>useEffect(() =&gt; {</text:p>
      <text:p text:style-name="P2"><text:tab/><text:tab/>setWindow(([prevWindowStart]) =&gt; {</text:p>
      <text:p text:style-name="P2"><text:tab/><text:tab/><text:tab/>return [prevWindowStart, prevWindowStart + windowSize];</text:p>
      <text:p text:style-name="P2"><text:tab/><text:tab/>});</text:p>
      <text:p text:style-name="P2"><text:tab/>}, [windowSize]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" svg:font-family="JetBrainsMono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3:13:08.460998260</meta:creation-date>
    <dc:date>2024-11-22T03:14:17.663519096</dc:date>
    <meta:editing-duration>PT1M10S</meta:editing-duration>
    <meta:editing-cycles>1</meta:editing-cycles>
    <meta:document-statistic meta:table-count="0" meta:image-count="0" meta:object-count="0" meta:page-count="3" meta:paragraph-count="139" meta:word-count="366" meta:character-count="3677" meta:non-whitespace-character-count="2879"/>
    <meta:generator>LibreOffice/7.3.7.2$Linux_X86_64 LibreOffice_project/30$Build-2</meta:generator>
  </office:meta>
</office:document-meta>
</file>